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Dot_20_3" svg:stroke-width="0cm" svg:stroke-color="#333333" draw:stroke-linejoin="round" svg:stroke-linecap="butt" draw:textarea-horizontal-align="center" draw:textarea-vertical-align="middle" loext:decorative="false"/>
    </style:style>
    <style:style style:name="gr2" style:family="graphic" style:parent-style-name="standard">
      <style:graphic-properties draw:stroke="solid" draw:stroke-dash="Long_20_Dash_20_Dot_20_3" svg:stroke-width="0cm" svg:stroke-color="#333333" draw:stroke-linejoin="round" svg:stroke-linecap="butt" draw:fill-color="#464974" draw:textarea-horizontal-align="center" draw:textarea-vertical-align="middle" loext:decorative="false"/>
    </style:style>
    <style:style style:name="gr3" style:family="graphic" style:parent-style-name="standard">
      <style:graphic-properties svg:stroke-color="#333333" draw:fill-color="#666666" draw:textarea-horizontal-align="justify" draw:textarea-vertical-align="middle" draw:auto-grow-height="false" fo:min-height="1.756cm" fo:min-width="1.954cm" loext:decorative="false"/>
    </style:style>
    <style:style style:name="gr4" style:family="graphic" style:parent-style-name="standard">
      <style:graphic-properties draw:stroke="solid" draw:stroke-dash="Long_20_Dash_20_Dot_20_3" svg:stroke-width="0cm" svg:stroke-color="#333333" draw:stroke-linejoin="round" svg:stroke-linecap="butt" draw:fill-color="#565656" draw:textarea-horizontal-align="center" draw:textarea-vertical-align="middle" loext:decorative="false"/>
    </style:style>
    <style:style style:name="gr5" style:family="graphic" style:parent-style-name="standard">
      <style:graphic-properties svg:stroke-color="#333333" draw:fill-color="#666666" draw:textarea-horizontal-align="justify" draw:textarea-vertical-align="middle" draw:auto-grow-height="false" fo:min-height="0.706cm" fo:min-width="1.954cm" loext:decorative="false"/>
    </style:style>
    <style:style style:name="gr6" style:family="graphic" style:parent-style-name="standard">
      <style:graphic-properties svg:stroke-color="#333333" draw:fill-color="#111111" draw:textarea-horizontal-align="justify" draw:textarea-vertical-align="middle" draw:auto-grow-height="false" fo:min-height="1.291cm" fo:min-width="0cm" loext:decorative="false"/>
    </style:style>
    <style:style style:name="gr7" style:family="graphic" style:parent-style-name="standard">
      <style:graphic-properties svg:stroke-color="#333333" draw:fill-color="#1c797f" draw:textarea-horizontal-align="justify" draw:textarea-vertical-align="middle" draw:auto-grow-height="false" fo:min-height="0.661cm" fo:min-width="0cm" loext:decorative="false"/>
    </style:style>
    <style:style style:name="gr8" style:family="graphic" style:parent-style-name="objectwithoutfill">
      <style:graphic-properties svg:stroke-color="#333333" draw:fill="solid" draw:fill-color="#565656" draw:textarea-horizontal-align="center" draw:textarea-vertical-align="middle" loext:decorative="false"/>
    </style:style>
    <style:style style:name="gr9" style:family="graphic" style:parent-style-name="standard">
      <style:graphic-properties svg:stroke-color="#333333" draw:fill-color="#eeeeee" draw:textarea-horizontal-align="justify" draw:textarea-vertical-align="middle" draw:auto-grow-height="false" fo:min-height="0.55cm" fo:min-width="0.669cm" loext:decorative="false"/>
    </style:style>
    <style:style style:name="gr10" style:family="graphic" style:parent-style-name="standard">
      <style:graphic-properties draw:stroke="solid" draw:stroke-dash="Long_20_Dash_20_Dot_20_3" svg:stroke-width="0cm" svg:stroke-color="#333333" draw:stroke-linejoin="round" svg:stroke-linecap="butt" draw:fill-color="#666666" draw:textarea-horizontal-align="center" draw:textarea-vertical-align="middle" loext:decorative="false"/>
    </style:style>
    <style:style style:name="gr11" style:family="graphic" style:parent-style-name="standard">
      <style:graphic-properties svg:stroke-color="#333333" draw:fill-color="#eeeeee" draw:textarea-horizontal-align="justify" draw:textarea-vertical-align="middle" draw:auto-grow-height="false" fo:min-height="2.1cm" fo:min-width="0cm" loext:decorative="false"/>
    </style:style>
    <style:style style:name="gr12" style:family="graphic" style:parent-style-name="standard">
      <style:graphic-properties svg:stroke-color="#333333" draw:fill-color="#999999" draw:textarea-horizontal-align="justify" draw:textarea-vertical-align="middle" draw:auto-grow-height="false" fo:min-height="7.496cm" fo:min-width="0cm" loext:decorative="false"/>
    </style:style>
    <style:style style:name="gr13" style:family="graphic" style:parent-style-name="standard">
      <style:graphic-properties draw:stroke="solid" draw:stroke-dash="Long_20_Dash_20_Dot_20_3" svg:stroke-width="0cm" svg:stroke-color="#333333" draw:stroke-linejoin="none" svg:stroke-linecap="butt" draw:fill-color="#1c797f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46497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565656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-color="#1c797f"/>
      <style:paragraph-properties fo:text-align="center"/>
    </style:style>
    <style:style style:name="P7" style:family="paragraph">
      <loext:graphic-properties draw:fill="solid" draw:fill-color="#565656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path draw:style-name="gr1" draw:text-style-name="P1" draw:layer="layout" svg:width="0cm" svg:height="3.149cm" svg:x="13.54cm" svg:y="11.089cm" svg:viewBox="0 0 0 3150" svg:d="M0 3150c0-784 0-1567 0-2350 0-267 0-533 0-800">
          <text:p/>
        </draw:path>
        <draw:path draw:style-name="gr1" draw:text-style-name="P1" draw:layer="layout" svg:width="2.032cm" svg:height="0cm" draw:transform="rotate (-1.5707963267949) translate (13.4110213640099cm 11.888796020398cm)" svg:viewBox="0 0 2033 0" svg:d="M0 0c678 0 1355 0 2033 0">
          <text:p/>
        </draw:path>
        <draw:path draw:style-name="gr1" draw:text-style-name="P1" draw:layer="layout" svg:width="0.128cm" svg:height="0cm" svg:x="13.411cm" svg:y="14.239cm" svg:viewBox="0 0 129 0" svg:d="M0 0c43 0 86 0 129 0">
          <text:p/>
        </draw:path>
        <draw:path draw:style-name="gr1" draw:text-style-name="P1" draw:layer="layout" svg:width="1.168cm" svg:height="0cm" svg:x="12.371cm" svg:y="11.089cm" svg:viewBox="0 0 1169 0" svg:d="M0 0c390 0 779 0 1169 0">
          <text:p/>
        </draw:path>
        <draw:path draw:style-name="gr2" draw:text-style-name="P2" draw:layer="layout" svg:width="5.163cm" svg:height="9.036cm" svg:x="7.92cm" svg:y="10.811cm" svg:viewBox="0 0 5164 9037" svg:d="M5164 129c0-78-61-129-130-129-1635 0-3270 0-4905 0-76 0-129 58-129 129 0 2969 0 5939 0 8908h5164z">
          <text:p/>
        </draw:path>
        <draw:path draw:style-name="gr1" draw:text-style-name="P1" draw:layer="layout" svg:width="0.128cm" svg:height="0cm" svg:x="11.726cm" svg:y="13.095cm" svg:viewBox="0 0 129 0" svg:d="M0 0c43 0 86 0 129 0">
          <text:p/>
        </draw:path>
        <draw:custom-shape draw:style-name="gr3" draw:text-style-name="P3" draw:layer="layout" svg:width="2.454cm" svg:height="2.006cm" svg:x="9.272cm" svg:y="11.08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.713cm" svg:height="0.128cm" svg:x="9.142cm" svg:y="13.224cm" svg:viewBox="0 0 2714 129" svg:d="M0 0c43 43 87 86 130 129 818 0 1636 0 2455 0 43-43 86-86 129-129">
          <text:p/>
        </draw:path>
        <draw:path draw:style-name="gr1" draw:text-style-name="P1" draw:layer="layout" svg:width="0.296cm" svg:height="7.745cm" svg:x="13.114cm" svg:y="12.102cm" svg:viewBox="0 0 297 7746" svg:d="M297 0c-9 0-17 0-26 0-82 0-163 0-245 0-9 0-17 0-26 0 0 2582 0 5164 0 7746 9 0 17 0 26 0 82 0 163 0 245 0 9 0 17 0 26 0 0-1975 0-3951 0-5926">
          <text:p/>
        </draw:path>
        <draw:path draw:style-name="gr4" draw:text-style-name="P4" draw:layer="layout" svg:width="2.712cm" svg:height="0.257cm" svg:x="9.142cm" svg:y="9.867cm" svg:viewBox="0 0 2713 258" svg:d="M2584 0l129 129-129 129h-2454c-44-43-87-86-130-129 43-43 86-86 130-129z">
          <text:p/>
        </draw:path>
        <draw:polygon draw:style-name="gr4" draw:text-style-name="P4" draw:layer="layout" svg:width="0.258cm" svg:height="1.084cm" svg:x="9.013cm" svg:y="9.996cm" svg:viewBox="0 0 259 1085" draw:points="259,1085 0,1085 0,1085 0,129 129,0 129,0 259,129 259,129">
          <text:p/>
        </draw:polygon>
        <draw:custom-shape draw:style-name="gr5" draw:text-style-name="P3" draw:layer="layout" svg:width="2.454cm" svg:height="0.956cm" svg:x="9.272cm" svg:y="10.125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257cm" svg:height="1.084cm" svg:x="11.726cm" svg:y="9.996cm" svg:viewBox="0 0 258 1085" draw:points="0,1085 258,1085 258,1085 258,129 258,129 129,0 129,0 0,129 0,129">
          <text:p/>
        </draw:polygon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497cm" svg:y1="10.332cm" svg:x2="8.497cm" svg:y2="10.332cm">
          <text:p/>
        </draw:line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497cm" svg:y1="10.332cm" svg:x2="8.497cm" svg:y2="10.332cm">
          <text:p/>
        </draw:line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884cm" svg:y1="10.203cm" svg:x2="8.884cm" svg:y2="10.203cm">
          <text:p/>
        </draw:line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626cm" svg:y1="10.203cm" svg:x2="8.626cm" svg:y2="10.203cm">
          <text:p/>
        </draw:line>
        <draw:line draw:style-name="gr1" draw:text-style-name="P1" draw:layer="layout" svg:x1="8.497cm" svg:y1="10.332cm" svg:x2="8.497cm" svg:y2="10.332cm">
          <text:p/>
        </draw:line>
        <draw:line draw:style-name="gr1" draw:text-style-name="P1" draw:layer="layout" svg:x1="8.497cm" svg:y1="10.332cm" svg:x2="8.497cm" svg:y2="10.332cm">
          <text:p/>
        </draw:line>
        <draw:line draw:style-name="gr1" draw:text-style-name="P1" draw:layer="layout" svg:x1="8.497cm" svg:y1="10.332cm" svg:x2="8.497cm" svg:y2="10.332cm">
          <text:p/>
        </draw:line>
        <draw:line draw:style-name="gr1" draw:text-style-name="P1" draw:layer="layout" svg:x1="8.497cm" svg:y1="10.874cm" svg:x2="8.497cm" svg:y2="10.874cm">
          <text:p/>
        </draw:line>
        <draw:custom-shape draw:style-name="gr6" draw:text-style-name="P5" draw:layer="layout" svg:width="0.194cm" svg:height="1.541cm" svg:x="11.32cm" svg:y="11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55cm" svg:height="0.911cm" svg:x="11.339cm" svg:y="11.8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94cm" svg:height="1.541cm" svg:x="9.484cm" svg:y="11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55cm" svg:height="0.911cm" svg:x="9.503cm" svg:y="11.885cm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2.712cm" svg:height="0.257cm" draw:transform="rotate (-3.14159265358979) translate (11.855277074774cm 13.35300179982cm)" svg:viewBox="0 0 2713 258" svg:d="M129 0l-129 129 129 129h2454c44-43 87-86 130-129-43-43-86-86-130-129z">
          <text:p/>
        </draw:path>
        <draw:polygon draw:style-name="gr8" draw:text-style-name="P7" draw:layer="layout" svg:width="0.386cm" svg:height="2.134cm" svg:x="11.726cm" svg:y="11.089cm" svg:viewBox="0 0 387 2135" draw:points="387,800 387,0 387,0 0,0 0,0 0,2006 0,2006 129,2135 129,2135 258,2006 258,2006 258,839 258,839 297,800 297,800">
          <text:p/>
        </draw:polygon>
        <draw:custom-shape draw:style-name="gr9" draw:text-style-name="P8" draw:layer="layout" svg:width="1.169cm" svg:height="0.8cm" svg:x="12.371cm" svg:y="11.089cm">
          <text:p/>
          <draw:enhanced-geometry svg:viewBox="0 0 21600 21600" draw:type="rectangle" draw:enhanced-path="M 0 0 L 21600 0 21600 21600 0 21600 0 0 Z N"/>
        </draw:custom-shape>
        <draw:polygon draw:style-name="gr10" draw:text-style-name="P3" draw:layer="layout" svg:width="0.386cm" svg:height="0.799cm" svg:x="12.113cm" svg:y="11.089cm" svg:viewBox="0 0 387 800" draw:points="258,0 0,0 0,0 0,800 0,800 258,800 258,800 387,671 387,671 387,129 387,129">
          <text:p/>
        </draw:polygon>
        <draw:custom-shape draw:style-name="gr11" draw:text-style-name="P8" draw:layer="layout" svg:width="0.129cm" svg:height="2.35cm" svg:x="13.411cm" svg:y="11.8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97cm" svg:height="7.746cm" svg:x="13.114cm" svg:y="12.102cm">
          <text:p/>
          <draw:enhanced-geometry svg:viewBox="0 0 21600 21600" draw:type="rectangle" draw:enhanced-path="M 0 0 L 21600 0 21600 21600 0 21600 0 0 Z N"/>
        </draw:custom-shape>
        <draw:polygon draw:style-name="gr8" draw:text-style-name="P7" draw:layer="layout" svg:width="0.386cm" svg:height="2.134cm" svg:x="8.885cm" svg:y="11.09cm" svg:viewBox="0 0 387 2135" draw:points="0,800 0,0 0,0 387,0 387,0 387,2006 387,2006 258,2135 258,2135 129,2006 129,2006 129,839 129,839 90,800 90,800">
          <text:p/>
        </draw:polygon>
        <draw:custom-shape draw:style-name="gr9" draw:text-style-name="P8" draw:layer="layout" svg:width="1.169cm" svg:height="0.8cm" svg:x="7.458cm" svg:y="11.09cm">
          <text:p/>
          <draw:enhanced-geometry svg:viewBox="0 0 21600 21600" draw:type="rectangle" draw:enhanced-path="M 0 0 L 21600 0 21600 21600 0 21600 0 0 Z N"/>
        </draw:custom-shape>
        <draw:polygon draw:style-name="gr10" draw:text-style-name="P3" draw:layer="layout" svg:width="0.386cm" svg:height="0.799cm" svg:x="8.498cm" svg:y="11.09cm" svg:viewBox="0 0 387 800" draw:points="129,0 387,0 387,0 387,800 387,800 129,800 129,800 0,671 0,671 0,129 0,129">
          <text:p/>
        </draw:polygon>
        <draw:custom-shape draw:style-name="gr11" draw:text-style-name="P8" draw:layer="layout" svg:width="0.129cm" svg:height="2.35cm" svg:x="7.458cm" svg:y="11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97cm" svg:height="7.746cm" svg:x="7.587cm" svg:y="12.102cm">
          <text:p/>
          <draw:enhanced-geometry svg:viewBox="0 0 21600 21600" draw:type="rectangle" draw:enhanced-path="M 0 0 L 21600 0 21600 21600 0 21600 0 0 Z N"/>
        </draw:custom-shape>
        <draw:path draw:style-name="gr13" draw:text-style-name="P6" draw:layer="layout" svg:width="2.196cm" svg:height="0.543cm" svg:x="9.4cm" svg:y="12.789cm" svg:viewBox="0 0 2197 544" svg:d="M0 467c0 13 4 26 10 38 7 12 17 22 29 29 12 6 25 10 39 10h2042c14 0 27-4 38-10 12-7 22-17 29-29 6-12 10-25 10-38v-389c0-14-4-27-10-39-7-12-17-22-29-29-11-6-24-10-38-10h-2042c-14 0-27 4-39 10-12 7-22 17-29 29-6 12-10 25-10 3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Long_20_Dash_20_Dot_20_3" draw:display-name="Long 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6T07:30:29.983000000</dc:date>
    <meta:editing-duration>PT1H14M28S</meta:editing-duration>
    <meta:editing-cycles>2</meta:editing-cycles>
    <meta:generator>LibreOffice/7.6.2.1$Windows_X86_64 LibreOffice_project/56f7684011345957bbf33a7ee678afaf4d2ba333</meta:generator>
    <meta:document-statistic meta:object-count="47"/>
  </office:meta>
</office:document-meta>
</file>